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paragraph-properties fo:margin-top="0in" fo:margin-bottom="0in"/>
    </style:style>
    <style:style style:name="P38" style:family="paragraph" style:parent-style-name="Text_20_body" style:list-style-name="L1">
      <style:paragraph-properties fo:margin-top="0in" fo:margin-bottom="0in"/>
    </style:style>
    <style:style style:name="P39" style:family="paragraph" style:parent-style-name="Text_20_body" style:list-style-name="L2">
      <style:paragraph-properties fo:margin-top="0in" fo:margin-bottom="0in"/>
    </style:style>
    <style:style style:name="P40" style:family="paragraph" style:parent-style-name="Text_20_body" style:list-style-name="L3">
      <style:paragraph-properties fo:margin-top="0in" fo:margin-bottom="0in"/>
    </style:style>
    <style:style style:name="P41" style:family="paragraph" style:parent-style-name="Text_20_body" style:list-style-name="L5">
      <style:paragraph-properties fo:margin-top="0in" fo:margin-bottom="0in"/>
    </style:style>
    <style:style style:name="P42" style:family="paragraph" style:parent-style-name="Text_20_body">
      <style:paragraph-properties fo:margin-left="0in" fo:margin-right="0.0835in" fo:margin-top="0in" fo:margin-bottom="0in" fo:text-indent="0in" style:auto-text-indent="false" fo:padding="0in" fo:border="none"/>
    </style:style>
    <style:style style:name="P43"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00" style:font-name="Roboto Mono" fo:font-size="10.5pt"/>
    </style:style>
    <style:style style:name="P44" style:family="paragraph" style:parent-style-name="Preformatted_20_Text">
      <style:paragraph-properties fo:margin-left="0in" fo:margin-right="0in" fo:margin-top="0in" fo:margin-bottom="0in" fo:text-indent="0in" style:auto-text-indent="false" fo:background-color="#ffffff">
        <style:background-image/>
      </style:paragraph-properties>
      <style:text-properties fo:color="#000088" style:font-name="Roboto Mono" fo:font-size="10.5pt"/>
    </style:style>
    <style:style style:name="P45" style:family="paragraph" style:parent-style-name="Preformatted_20_Text">
      <style:paragraph-properties fo:margin-left="0in" fo:margin-right="0in" fo:margin-top="0in" fo:margin-bottom="0in" fo:text-indent="0in" style:auto-text-indent="false" fo:background-color="#2b2b2b">
        <style:background-image/>
      </style:paragraph-properties>
      <style:text-properties fo:color="#f8f8f2" style:font-name="Roboto Mono" fo:font-size="10.5pt"/>
    </style:style>
    <style:style style:name="P46" style:family="paragraph" style:parent-style-name="Preformatted_20_Text">
      <style:paragraph-properties fo:margin-left="0in" fo:margin-right="0in" fo:margin-top="0in" fo:margin-bottom="0in" fo:text-indent="0in" style:auto-text-indent="false" fo:background-color="#2b2b2b">
        <style:background-image/>
      </style:paragraph-properties>
      <style:text-properties fo:color="#00e0e0" style:font-name="Roboto Mono" fo:font-size="10.5pt"/>
    </style:style>
    <style:style style:name="P47" style:family="paragraph" style:parent-style-name="Preformatted_20_Text">
      <style:paragraph-properties fo:margin-top="0in" fo:margin-bottom="0in" fo:background-color="#2b2b2b">
        <style:background-image/>
      </style:paragraph-properties>
      <style:text-properties fo:color="#f8f8f2"/>
    </style:style>
    <style:style style:name="P48" style:family="paragraph" style:parent-style-name="Preformatted_20_Text">
      <style:paragraph-properties fo:margin-top="0in" fo:margin-bottom="0in" fo:background-color="#2b2b2b">
        <style:background-image/>
      </style:paragraph-properties>
      <style:text-properties fo:color="#f8f8f2" style:font-name="Roboto Mono" fo:font-size="10.5pt"/>
    </style:style>
    <style:style style:name="P49" style:family="paragraph" style:parent-style-name="Preformatted_20_Text">
      <style:paragraph-properties fo:margin-top="0in" fo:margin-bottom="0in" fo:background-color="#ffffff">
        <style:background-image/>
      </style:paragraph-properties>
    </style:style>
    <style:style style:name="P50" style:family="paragraph" style:parent-style-name="Preformatted_20_Text">
      <style:paragraph-properties fo:margin-top="0in" fo:margin-bottom="0in" fo:background-color="#ffffff">
        <style:background-image/>
      </style:paragraph-properties>
      <style:text-properties fo:color="#880000" style:font-name="Roboto Mono" fo:font-size="10.5pt"/>
    </style:style>
    <style:style style:name="P51" style:family="paragraph" style:parent-style-name="Preformatted_20_Text">
      <style:paragraph-properties fo:margin-top="0in" fo:margin-bottom="0in" fo:background-color="#ffffff">
        <style:background-image/>
      </style:paragraph-properties>
      <style:text-properties fo:color="#000000"/>
    </style:style>
    <style:style style:name="P52" style:family="paragraph" style:parent-style-name="Preformatted_20_Text">
      <style:paragraph-properties fo:margin-top="0in" fo:margin-bottom="0in" fo:background-color="#ffffff">
        <style:background-image/>
      </style:paragraph-properties>
      <style:text-properties fo:color="#000000" style:font-name="Roboto Mono" fo:font-size="10.5pt"/>
    </style:style>
    <style:style style:name="P53" style:family="paragraph" style:parent-style-name="Preformatted_20_Text">
      <style:paragraph-properties fo:margin-top="0in" fo:margin-bottom="0in" fo:background-color="#ffffff">
        <style:background-image/>
      </style:paragraph-properties>
      <style:text-properties fo:color="#000088" style:font-name="Roboto Mono" fo:font-size="10.5pt"/>
    </style:style>
    <style:style style:name="T1" style:family="text">
      <style:text-properties fo:font-style="italic"/>
    </style:style>
    <style:style style:name="T2" style:family="text">
      <style:text-properties fo:font-weight="bold"/>
    </style:style>
    <style:style style:name="T3" style:family="text">
      <style:text-properties fo:color="#ffa07a"/>
    </style:style>
    <style:style style:name="T4" style:family="text">
      <style:text-properties fo:color="#ffa07a" style:font-name="Roboto Mono" fo:font-size="10.5pt"/>
    </style:style>
    <style:style style:name="T5" style:family="text">
      <style:text-properties style:font-name="Roboto Mono" fo:font-size="10.5pt"/>
    </style:style>
    <style:style style:name="T6" style:family="text">
      <style:text-properties fo:color="#dcc6e0" style:font-name="Roboto Mono" fo:font-size="10.5pt"/>
    </style:style>
    <style:style style:name="T7" style:family="text">
      <style:text-properties fo:color="#f5ab35"/>
    </style:style>
    <style:style style:name="T8" style:family="text">
      <style:text-properties fo:color="#880000"/>
    </style:style>
    <style:style style:name="T9" style:family="text">
      <style:text-properties fo:color="#660066"/>
    </style:style>
    <style:style style:name="T10" style:family="text">
      <style:text-properties fo:color="#660066" style:font-name="Roboto Mono" fo:font-size="10.5pt"/>
    </style:style>
    <style:style style:name="T11" style:family="text">
      <style:text-properties fo:color="#008800"/>
    </style:style>
    <style:style style:name="T12" style:family="text">
      <style:text-properties fo:color="#008800" style:font-name="Roboto Mono" fo:font-size="10.5pt"/>
    </style:style>
    <style:style style:name="T13" style:family="text">
      <style:text-properties fo:color="#006666"/>
    </style:style>
    <style:style style:name="T14" style:family="text">
      <style:text-properties fo:color="#000088"/>
    </style:style>
    <style:style style:name="T15" style:family="text">
      <style:text-properties fo:color="#000088" style:font-name="Roboto Mono" fo:font-size="10.5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1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1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2" text:anchor-type="page" text:anchor-page-number="1" svg:x="0in" svg:y="0in" svg:width="0.5in" draw:z-index="24">
        <draw:text-box fo:min-height="0.5in">
          <text:p text:style-name="Text_20_body"/>
        </draw:text-box>
      </draw:frame>
      <draw:frame draw:style-name="fr2" draw:name="Frame3" text:anchor-type="page" text:anchor-page-number="1" svg:x="0in" svg:y="0in" svg:width="0.5in" draw:z-index="25">
        <draw:text-box fo:min-height="0.5in">
          <text:p text:style-name="Text_20_body"/>
        </draw:text-box>
      </draw:frame>
      <draw:frame draw:style-name="fr2" draw:name="Frame4" text:anchor-type="page" text:anchor-page-number="1" svg:x="0in" svg:y="0in" svg:width="0.5in" draw:z-index="26">
        <draw:text-box fo:min-height="0.5in">
          <text:p text:style-name="Text_20_body"/>
        </draw:text-box>
      </draw:frame>
      <draw:frame draw:style-name="fr2" draw:name="Frame5" text:anchor-type="page" text:anchor-page-number="1" svg:x="0in" svg:y="0in" svg:width="0.5in" draw:z-index="27">
        <draw:text-box fo:min-height="0.5in">
          <text:p text:style-name="Text_20_body"/>
        </draw:text-box>
      </draw:frame>
      <draw:frame draw:style-name="fr2" draw:name="Frame6" text:anchor-type="page" text:anchor-page-number="1" svg:x="0in" svg:y="0in" svg:width="0.5in" draw:z-index="28">
        <draw:text-box fo:min-height="0.5in">
          <text:p text:style-name="Text_20_body"/>
        </draw:text-box>
      </draw:frame>
      <draw:frame draw:style-name="fr2" draw:name="Frame7" text:anchor-type="page" text:anchor-page-number="1" svg:x="0in" svg:y="0in" svg:width="0.5in" draw:z-index="29">
        <draw:text-box fo:min-height="0.5in">
          <text:p text:style-name="Text_20_body"/>
        </draw:text-box>
      </draw:frame>
      <draw:frame draw:style-name="fr2" draw:name="Frame8" text:anchor-type="page" text:anchor-page-number="1" svg:x="0in" svg:y="0in" svg:width="0.5in" draw:z-index="30">
        <draw:text-box fo:min-height="0.5in">
          <text:p text:style-name="Text_20_body"/>
        </draw:text-box>
      </draw:frame>
      <draw:frame draw:style-name="fr2" draw:name="Frame9" text:anchor-type="page" text:anchor-page-number="1" svg:x="0in" svg:y="0in" svg:width="0.5in" draw:z-index="31">
        <draw:text-box fo:min-height="0.5in">
          <text:p text:style-name="Text_20_body"/>
        </draw:text-box>
      </draw:frame>
      <draw:frame draw:style-name="fr2" draw:name="Frame10" text:anchor-type="page" text:anchor-page-number="1" svg:x="0in" svg:y="0in" svg:width="0.5in" draw:z-index="32">
        <draw:text-box fo:min-height="0.5in">
          <text:p text:style-name="Text_20_body"/>
        </draw:text-box>
      </draw:frame>
      <draw:frame draw:style-name="fr2" draw:name="Frame11" text:anchor-type="page" text:anchor-page-number="1" svg:x="0in" svg:y="0in" svg:width="0.5in" draw:z-index="33">
        <draw:text-box fo:min-height="0.5in">
          <text:p text:style-name="Text_20_body"/>
        </draw:text-box>
      </draw:frame>
      <draw:frame draw:style-name="fr2" draw:name="Frame12" text:anchor-type="page" text:anchor-page-number="1" svg:x="0in" svg:y="0in" svg:width="0.5in" draw:z-index="34">
        <draw:text-box fo:min-height="0.5in">
          <text:p text:style-name="Text_20_body"/>
        </draw:text-box>
      </draw:frame>
      <draw:frame draw:style-name="fr2" draw:name="Frame13" text:anchor-type="page" text:anchor-page-number="1" svg:x="0in" svg:y="0in" svg:width="0.5in" draw:z-index="35">
        <draw:text-box fo:min-height="0.5in">
          <text:p text:style-name="Text_20_body"/>
        </draw:text-box>
      </draw:frame>
      <draw:frame draw:style-name="fr2" draw:name="Frame14" text:anchor-type="page" text:anchor-page-number="1" svg:x="0in" svg:y="0in" svg:width="0.5in" draw:z-index="36">
        <draw:text-box fo:min-height="0.5in">
          <text:p text:style-name="Text_20_body"/>
        </draw:text-box>
      </draw:frame>
      <draw:frame draw:style-name="fr2" draw:name="Frame15" text:anchor-type="page" text:anchor-page-number="1" svg:x="0in" svg:y="0in" svg:width="0.5in" draw:z-index="37">
        <draw:text-box fo:min-height="0.5in">
          <text:p text:style-name="Text_20_body"/>
        </draw:text-box>
      </draw:frame>
      <draw:frame draw:style-name="fr2" draw:name="Frame16" text:anchor-type="page" text:anchor-page-number="1" svg:x="0in" svg:y="0in" svg:width="0.5in" draw:z-index="38">
        <draw:text-box fo:min-height="0.5in">
          <text:p text:style-name="Text_20_body"/>
        </draw:text-box>
      </draw:frame>
      <draw:frame draw:style-name="fr2" draw:name="Frame17" text:anchor-type="page" text:anchor-page-number="1" svg:x="0in" svg:y="0in" svg:width="0.5in" draw:z-index="39">
        <draw:text-box fo:min-height="0.5in">
          <text:p text:style-name="Text_20_body"/>
        </draw:text-box>
      </draw:frame>
      <draw:frame draw:style-name="fr2" draw:name="Frame18" text:anchor-type="page" text:anchor-page-number="1" svg:x="0in" svg:y="0in" svg:width="0.5in" draw:z-index="40">
        <draw:text-box fo:min-height="0.5in">
          <text:p text:style-name="Text_20_body"/>
        </draw:text-box>
      </draw:frame>
      <draw:frame draw:style-name="fr2" draw:name="Frame19" text:anchor-type="page" text:anchor-page-number="1" svg:x="0in" svg:y="0in" svg:width="0.5in" draw:z-index="41">
        <draw:text-box fo:min-height="0.5in">
          <text:p text:style-name="Text_20_body"/>
        </draw:text-box>
      </draw:frame>
      <text:h text:style-name="Heading_20_1" text:outline-level="1">Creating a Streaming Data Pipeline for a Real-Time Dashboard with Dataflow</text:h>
      <text:p text:style-name="P37"><text:span text:style-name="T1">experiment</text:span>Lab<text:span text:style-name="T1">schedule</text:span>1 hour<text:span text:style-name="T1">universal_currency_alt</text:span>5 Credits<text:span text:style-name="T1">show_chart</text:span>Introductory</text:p>
      <text:p text:style-name="P37"><draw:frame draw:style-name="fr1" draw:name="Frame1" text:anchor-type="char" svg:width="0.7602in" draw:z-index="0"><draw:text-box fo:min-height="0.3752in"><text:p text:style-name="Text_20_body"/></draw:text-box></draw:frame>Rate Lab</text:p>
      <text:section text:style-name="Sect1" text:name="markdown-lab-instructions">
        <text:h text:style-name="Heading_20_2" text:outline-level="2"><text:bookmark text:name="step1"/>Overview</text:h>
        <text:p text:style-name="Text_20_body">In this lab, you own a fleet of New York City taxi cabs and are looking to monitor how well your business is doing in real-time. You build a streaming data pipeline to capture taxi revenue, passenger count, ride status, and much more, and then visualize the results in a management dashboard.</text:p>
        <text:h text:style-name="Heading_20_2" text:outline-level="2"><text:bookmark text:name="step2"/>Objectives</text:h>
        <text:p text:style-name="Text_20_body">In this lab you learn how to:</text:p>
        <text:list xml:id="list1870283111642895441" text:style-name="L1">
          <text:list-item>
            <text:p text:style-name="P38">Create a Dataflow job from a template</text:p>
          </text:list-item>
          <text:list-item>
            <text:p text:style-name="P38">Stream a Dataflow pipeline into BigQuery</text:p>
          </text:list-item>
          <text:list-item>
            <text:p text:style-name="P38">Monitor a Dataflow pipeline in BigQuery</text:p>
          </text:list-item>
          <text:list-item>
            <text:p text:style-name="P38">Analyze results with SQL</text:p>
          </text:list-item>
          <text:list-item>
            <text:p text:style-name="P1">Visualize key metrics in Looker Studio</text:p>
          </text:list-item>
        </text:list>
        <text:h text:style-name="Heading_20_2" text:outline-level="2"><text:bookmark text:name="step3"/>Set up and requirements</text:h>
        <text:h text:style-name="Heading_20_4" text:outline-level="4">Before you click the Start Lab button</text:h>
        <text:p text:style-name="Text_20_body"><text:span text:style-name="Strong_20_Emphasis">Note: Read these instructions.</text:span></text:p>
        <text:p text:style-name="Text_20_body">Labs are timed and you cannot pause them. The timer, which starts when you click <text:span text:style-name="T2">Start Lab</text:span>, shows how long Google Cloud resources will be made available to you.</text:p>
        <text:p text:style-name="Text_20_body">This Qwiklabs hands-on lab lets you do the lab activities yourself in a real cloud environment, not in a simulation or demo environment. It does so by giving you new, temporary credentials that you use to sign in and access Google Cloud for the duration of the lab.</text:p>
        <text:h text:style-name="Heading_20_4" text:outline-level="4">What you need</text:h>
        <text:p text:style-name="Text_20_body">To complete this lab, you need:</text:p>
        <text:list xml:id="list2341849688843167079" text:style-name="L2">
          <text:list-item>
            <text:p text:style-name="P39">Access to a standard internet browser (Chrome browser recommended).</text:p>
          </text:list-item>
          <text:list-item>
            <text:p text:style-name="P2">Time to complete the lab.</text:p>
          </text:list-item>
        </text:list>
        <text:p text:style-name="Text_20_body"><text:span text:style-name="Strong_20_Emphasis">Note: </text:span>If you already have your own personal Google Cloud account or project, do not use it for this lab.<text:span text:style-name="Strong_20_Emphasis">Note: </text:span>If you are using a Pixelbook, open an Incognito window to run this lab.</text:p>
        <text:h text:style-name="Heading_20_4" text:outline-level="4">How to start your lab and sign in to the Console</text:h>
        <text:list xml:id="list807306654818650571" text:style-name="L3">
          <text:list-item>
            <text:p text:style-name="P3">Click the <text:span text:style-name="Strong_20_Emphasis">Start Lab</text:span> button. If you need to pay for the lab, a pop-up opens for you to select your payment method. On the left is a panel populated with the temporary credentials that you must <text:soft-page-break/>use for this lab.</text:p>
            <text:p text:style-name="P3"><draw:frame draw:style-name="fr3" draw:name="graphics1" text:anchor-type="as-char" svg:width="3.0937in" svg:height="3.052in" draw:z-index="1"><draw:image xlink:href="https://cdn.qwiklabs.com/%2FtHp4GI5VSDyTtdqi3qDFtevuY014F88%2BFow%2FadnRgE%3D" xlink:type="simple" xlink:show="embed" xlink:actuate="onLoad"/><svg:title>Credentials panel</svg:title></draw:frame></text:p>
          </text:list-item>
          <text:list-item>
            <text:p text:style-name="P3">Copy the username, and then click <text:span text:style-name="Strong_20_Emphasis">Open Google Console</text:span>. The lab spins up resources, and then opens another tab that shows the <text:span text:style-name="Strong_20_Emphasis">Choose an account</text:span> page.</text:p>
            <text:p text:style-name="P40"><text:span text:style-name="Strong_20_Emphasis">Note: </text:span>Open the tabs in separate windows, side-by-side.</text:p>
          </text:list-item>
          <text:list-item>
            <text:p text:style-name="P3">On the Choose an account page, click <text:span text:style-name="Strong_20_Emphasis">Use Another Account</text:span>. The Sign in page opens.</text:p>
            <text:p text:style-name="P3"><draw:frame draw:style-name="fr3" draw:name="graphics2" text:anchor-type="as-char" svg:width="3.7083in" svg:height="2.5835in" draw:z-index="2"><draw:image xlink:href="https://cdn.qwiklabs.com/eQ6xPnPn13GjiJP3RWlHWwiMjhooHxTNvzfg1AL2WPw%3D" xlink:type="simple" xlink:show="embed" xlink:actuate="onLoad"/><svg:title>Choose an account dialog box with Use Another Account option highlighted </svg:title></draw:frame></text:p>
          </text:list-item>
          <text:list-item>
            <text:p text:style-name="P3">Paste the username that you copied from the Connection Details panel. Then copy and paste the password.</text:p>
          </text:list-item>
        </text:list>
        <text:p text:style-name="Text_20_body"><text:span text:style-name="Strong_20_Emphasis">Note: </text:span>You must use the credentials from the Connection Details panel. Do not use your Google Cloud Skills Boost credentials. If you have your own Google Cloud account, do not use it for this lab (avoids incurring charges).</text:p>
        <text:list xml:id="list5071312220127487000" text:style-name="L4">
          <text:list-item>
            <text:p text:style-name="P4">Click through the subsequent pages:</text:p>
          </text:list-item>
        </text:list>
        <text:list xml:id="list1658754994280190973" text:style-name="L5">
          <text:list-item>
            <text:p text:style-name="P41">Accept the terms and conditions.</text:p>
          </text:list-item>
          <text:list-item>
            <text:p text:style-name="P41">Do not add recovery options or two-factor authentication (because this is a temporary account).</text:p>
          </text:list-item>
          <text:list-item>
            <text:p text:style-name="P5">Do not sign up for free trials.</text:p>
          </text:list-item>
        </text:list>
        <text:p text:style-name="Text_20_body">After a few moments, the Cloud console opens in this tab.</text:p>
        <text:p text:style-name="Text_20_body"><text:soft-page-break/><text:span text:style-name="Strong_20_Emphasis">Note: </text:span>You can view the menu with a list of Google Cloud Products and Services by clicking the <text:span text:style-name="T2">Navigation menu</text:span> at the top-left. <draw:frame draw:style-name="fr3" draw:name="graphics3" text:anchor-type="as-char" svg:width="0.7862in" svg:height="0.3929in" draw:z-index="3"><draw:image xlink:href="https://cdn.qwiklabs.com/9vT7xPlxoNP%2FPsK0J8j0ZPFB4HnnpaIJVCDByaBrSHg%3D" xlink:type="simple" xlink:show="embed" xlink:actuate="onLoad"/><svg:title>Cloud Console Menu</svg:title></draw:frame></text:p>
        <text:h text:style-name="Heading_20_3" text:outline-level="3">Activate Google Cloud Shell</text:h>
        <text:p text:style-name="Text_20_body">Google Cloud Shell is a virtual machine that is loaded with development tools. It offers a persistent 5GB home directory and runs on the Google Cloud.</text:p>
        <text:p text:style-name="Text_20_body">Google Cloud Shell provides command-line access to your Google Cloud resources.</text:p>
        <text:list xml:id="list1644127859437921084" text:style-name="L6">
          <text:list-item>
            <text:p text:style-name="P6">In Cloud console, on the top right toolbar, click the Open Cloud Shell button.</text:p>
            <text:p text:style-name="P6"><draw:frame draw:style-name="fr3" draw:name="graphics4" text:anchor-type="as-char" svg:width="26.2291in" svg:height="3.7917in" draw:z-index="4"><draw:image xlink:href="https://cdn.qwiklabs.com/WGBFVIap4CrFWut%2BGdNFzNxeelWYHF1IqYSMFH6Ouq4%3D" xlink:type="simple" xlink:show="embed" xlink:actuate="onLoad"/><svg:title>Highlighted Cloud Shell icon</svg:title></draw:frame></text:p>
          </text:list-item>
          <text:list-item>
            <text:p text:style-name="P6">Click <text:span text:style-name="Strong_20_Emphasis">Continue</text:span>.</text:p>
          </text:list-item>
        </text:list>
        <text:p text:style-name="Text_20_body">It takes a few moments to provision and connect to the environment. When you are connected, you are already authenticated, and the project is set to your <text:span text:style-name="Emphasis">PROJECT_ID</text:span>. For example:</text:p>
        <text:p text:style-name="Text_20_body"><draw:frame draw:style-name="fr3" draw:name="graphics5" text:anchor-type="as-char" svg:width="13.198in" svg:height="2.0417in" draw:z-index="5"><draw:image xlink:href="https://cdn.qwiklabs.com/hmMK0W41Txk%2B20bQyuDP9g60vCdBajIS%2B52iI2f4bYk%3D" xlink:type="simple" xlink:show="embed" xlink:actuate="onLoad"/><svg:title>Project ID highlighted in the Cloud Shell Terminal</svg:title></draw:frame></text:p>
        <text:p text:style-name="Text_20_body"><text:span text:style-name="Strong_20_Emphasis">gcloud</text:span> is the command-line tool for Google Cloud. It comes pre-installed on Cloud Shell and supports tab-completion.</text:p>
        <text:list xml:id="list5276744733840257861" text:style-name="L7">
          <text:list-item>
            <text:p text:style-name="P7"><text:soft-page-break/>You can list the active account name with this command:</text:p>
          </text:list-item>
        </text:list>
        <text:p text:style-name="P43">gcloud auth list</text:p>
        <text:p text:style-name="P42">Copied!</text:p>
        <text:p text:style-name="Text_20_body">content_copy</text:p>
        <text:p text:style-name="Text_20_body"><text:span text:style-name="Strong_20_Emphasis">Output:</text:span></text:p>
        <text:p text:style-name="P45">Credentialed account<text:span text:style-name="T3">s:</text:span></text:p>
        <text:p text:style-name="P47"><text:s/><text:span text:style-name="T5">- @.</text:span><text:span text:style-name="T6">com</text:span><text:span text:style-name="T5"> (active)</text:span></text:p>
        <text:p text:style-name="Text_20_body"><text:span text:style-name="Strong_20_Emphasis">Example output:</text:span></text:p>
        <text:p text:style-name="P45">Credentialed accounts:</text:p>
        <text:p text:style-name="P47"><text:s/><text:span text:style-name="T5">- google1623327_student</text:span><text:span text:style-name="T4">@qwiklabs</text:span><text:span text:style-name="T5">.net</text:span></text:p>
        <text:list xml:id="list7947059393891403530" text:style-name="L8">
          <text:list-item>
            <text:p text:style-name="P8">You can list the project ID with this command:</text:p>
          </text:list-item>
        </text:list>
        <text:p text:style-name="P43">gcloud config list project</text:p>
        <text:p text:style-name="P42">Copied!</text:p>
        <text:p text:style-name="Text_20_body">content_copy</text:p>
        <text:p text:style-name="Text_20_body"><text:span text:style-name="Strong_20_Emphasis">Output:</text:span></text:p>
        <text:p text:style-name="P45">[core]</text:p>
        <text:p text:style-name="P48">project = </text:p>
        <text:p text:style-name="Text_20_body"><text:span text:style-name="Strong_20_Emphasis">Example output:</text:span></text:p>
        <text:p text:style-name="P46">[core]</text:p>
        <text:p text:style-name="P48">project = qwiklabs-gcp-<text:span text:style-name="T7">44776</text:span>a13dea667a6</text:p>
        <text:p text:style-name="Text_20_body"><text:span text:style-name="Strong_20_Emphasis">Note: </text:span>Full documentation of <text:span text:style-name="Strong_20_Emphasis">gcloud</text:span> is available in the <text:a xlink:type="simple" xlink:href="https://cloud.google.com/sdk/gcloud" office:target-frame-name="_blank" xlink:show="new" text:style-name="Internet_20_link" text:visited-style-name="Visited_20_Internet_20_Link">gcloud CLI overview guide </text:a>.</text:p>
        <text:h text:style-name="Heading_20_2" text:outline-level="2"><text:bookmark text:name="step4"/>Task 1. Create a BigQuery dataset</text:h>
        <text:p text:style-name="Text_20_body">In this task, you create the <text:span text:style-name="Source_20_Text">taxirides</text:span> dataset. You have two different options which you can use to create this, using the Google Cloud Shell or the Google Cloud Console.</text:p>
        <text:p text:style-name="Text_20_body">In this lab you will be using an extract of the <text:a xlink:type="simple" xlink:href="https://data.cityofnewyork.us/" office:target-frame-name="_blank" xlink:show="new" text:style-name="Internet_20_link" text:visited-style-name="Visited_20_Internet_20_Link">NYC Taxi &amp; Limousine Commission’s open dataset</text:a>. A small, comma-separated, datafile will be used to simulate periodic updates of taix data.</text:p>
        <text:p text:style-name="Text_20_body"><text:a xlink:type="simple" xlink:href="https://cloud.google.com/bigquery/" office:target-frame-name="_blank" xlink:show="new" text:style-name="Internet_20_link" text:visited-style-name="Visited_20_Internet_20_Link">BigQuery</text:a> is a serverless data warehouse. Tables in BigQuery are organized into datasets. In this lab, taxi data will flow from the standalone file via Dataflow to be stored in BigQuery. With this configuration, any new datafile deposited into the source Cloud Storage bucket would automatically be processed for loading.</text:p>
        <text:p text:style-name="Text_20_body">Use one of the following options to create a new BigQuery dataset:</text:p>
        <text:h text:style-name="Heading_20_3" text:outline-level="3">Option 1: The command-line tool</text:h>
        <text:list xml:id="list7194209981663031765" text:style-name="L9">
          <text:list-item>
            <text:p text:style-name="P9">In <text:span text:style-name="Strong_20_Emphasis">Cloud Shell</text:span> (<draw:frame draw:style-name="fr3" draw:name="graphics6" text:anchor-type="as-char" svg:width="0.7862in" svg:height="0.3929in" draw:z-index="6"><draw:image xlink:href="https://cdn.qwiklabs.com/ep8HmqYGdD%2FkUncAAYpV47OYoHwC8%2Bg0WK%2F8sidHquE%3D" xlink:type="simple" xlink:show="embed" xlink:actuate="onLoad"/><svg:title>Cloud Shell icon</svg:title></draw:frame>), run the following command to create the <text:span text:style-name="Source_20_Text">taxirides</text:span> dataset.</text:p>
          </text:list-item>
        </text:list>
        <text:p text:style-name="P43">bq --location=Region mk taxirides</text:p>
        <text:p text:style-name="P42">Copied!</text:p>
        <text:p text:style-name="Text_20_body">content_copy</text:p>
        <text:list xml:id="list7380014835374571977" text:style-name="L10">
          <text:list-item>
            <text:p text:style-name="P10">Run this command to create the <text:span text:style-name="Source_20_Text">taxirides.realtime</text:span> table (empty schema that you will stream into later).</text:p>
          </text:list-item>
        </text:list>
        <text:p text:style-name="P43"><text:soft-page-break/>bq <text:span text:style-name="T8">--location=Region mk \</text:span></text:p>
        <text:p text:style-name="P50">--time_partitioning_field timestamp \</text:p>
        <text:p text:style-name="P50">--schema ride_id:string,point_idx:integer,latitude:float,longitude:float,\</text:p>
        <text:p text:style-name="P52"><text:span text:style-name="T9">timestamp</text:span>:<text:span text:style-name="T9">timestamp</text:span>,meter_reading:<text:span text:style-name="T9">float</text:span>,meter_increment:<text:span text:style-name="T9">float</text:span>,ride_status:string,\</text:p>
        <text:p text:style-name="P52">passenger_count:<text:span text:style-name="T9">integer</text:span> -t taxirides.realtime</text:p>
        <text:p text:style-name="P42">Copied!</text:p>
        <text:p text:style-name="Text_20_body">content_copy</text:p>
        <text:h text:style-name="Heading_20_3" text:outline-level="3">Option 2: The BigQuery Console UI</text:h>
        <text:p text:style-name="Text_20_body"><text:span text:style-name="Strong_20_Emphasis">Note:</text:span> Skip these steps if you created the tables using the command line.</text:p>
        <text:list xml:id="list9186622156225804897" text:style-name="L11">
          <text:list-item>
            <text:p text:style-name="P11">In the Google Cloud console, in the <text:span text:style-name="Strong_20_Emphasis">Navigation menu</text:span>(<draw:frame draw:style-name="fr3" draw:name="graphics7" text:anchor-type="as-char" svg:width="0.1563in" svg:height="0.1354in" draw:z-index="7"><draw:image xlink:href="https://cdn.qwiklabs.com/tkgw1TDgj4Q%2BYKQUW4jUFd0O5OEKlUMBRYbhlCrF0WY%3D" xlink:type="simple" xlink:show="embed" xlink:actuate="onLoad"/><svg:title>Navigation Menu</svg:title></draw:frame>), click <text:span text:style-name="Strong_20_Emphasis">BigQuery</text:span>.</text:p>
          </text:list-item>
          <text:list-item>
            <text:p text:style-name="P11">If you see the Welcome dialog, click <text:span text:style-name="Strong_20_Emphasis">Done</text:span>.</text:p>
          </text:list-item>
          <text:list-item>
            <text:p text:style-name="P11">Click on <text:span text:style-name="Strong_20_Emphasis">View actions</text:span> (<draw:frame draw:style-name="fr3" draw:name="graphics8" text:anchor-type="as-char" svg:width="0.0835in" svg:height="0.1354in" draw:z-index="8"><draw:image xlink:href="https://cdn.qwiklabs.com/2ufrDePg5inKfodUoT2Kib4oE7II7emYn%2BypCC85FjQ%3D" xlink:type="simple" xlink:show="embed" xlink:actuate="onLoad"/><svg:title>View Actions</svg:title></draw:frame>) next to your Project ID, and then click <text:span text:style-name="Strong_20_Emphasis">Create dataset</text:span>.</text:p>
          </text:list-item>
          <text:list-item>
            <text:p text:style-name="P11">In Dataset ID, type <text:span text:style-name="Strong_20_Emphasis">taxirides</text:span>.</text:p>
          </text:list-item>
          <text:list-item>
            <text:p text:style-name="P11">In Data location, select:</text:p>
          </text:list-item>
        </text:list>
        <text:p text:style-name="P43">Region</text:p>
        <text:p text:style-name="P42">Copied!</text:p>
        <text:p text:style-name="Text_20_body">content_copy</text:p>
        <text:p text:style-name="Text_20_body">then click <text:span text:style-name="Strong_20_Emphasis">Create Dataset</text:span>.</text:p>
        <text:list xml:id="list1720083060142549313" text:style-name="L12">
          <text:list-item>
            <text:p text:style-name="P12">In the Explorer pane, click <text:span text:style-name="Strong_20_Emphasis">expand node</text:span> (<draw:frame draw:style-name="fr3" draw:name="graphics9" text:anchor-type="as-char" svg:width="0.7862in" svg:height="0.3929in" draw:z-index="9"><draw:image xlink:href="https://cdn.qwiklabs.com/PIMNVDwqrOs7NFRFq5QiduMRtvu8wkQr9f%2BiolqoQ7s%3D" xlink:type="simple" xlink:show="embed" xlink:actuate="onLoad"/><svg:title>Expander</svg:title></draw:frame>) to reveal the new taxirides dataset.</text:p>
          </text:list-item>
          <text:list-item>
            <text:p text:style-name="P12">Click on <text:span text:style-name="Strong_20_Emphasis">View actions</text:span> (<draw:frame draw:style-name="fr3" draw:name="graphics10" text:anchor-type="as-char" svg:width="0.7862in" svg:height="0.3929in" draw:z-index="10"><draw:image xlink:href="https://cdn.qwiklabs.com/2ufrDePg5inKfodUoT2Kib4oE7II7emYn%2BypCC85FjQ%3D" xlink:type="simple" xlink:show="embed" xlink:actuate="onLoad"/><svg:title>View Actions</svg:title></draw:frame>) next to the <text:span text:style-name="Strong_20_Emphasis">taxirides</text:span> dataset, and then click <text:span text:style-name="Strong_20_Emphasis">Open</text:span>.</text:p>
          </text:list-item>
          <text:list-item>
            <text:p text:style-name="P12">Click <text:span text:style-name="Strong_20_Emphasis">Create Table</text:span>.</text:p>
          </text:list-item>
          <text:list-item>
            <text:p text:style-name="P12">In Table, type <text:span text:style-name="Strong_20_Emphasis">realtime</text:span></text:p>
          </text:list-item>
          <text:list-item>
            <text:p text:style-name="P12">For the schema, click <text:span text:style-name="Strong_20_Emphasis">Edit as text</text:span> and paste in the following:</text:p>
          </text:list-item>
        </text:list>
        <text:p text:style-name="P43">ride_id:string,</text:p>
        <text:p text:style-name="P52">point_idx:<text:span text:style-name="T9">integer</text:span>,</text:p>
        <text:p text:style-name="P52">latitude:<text:span text:style-name="T9">float</text:span>,</text:p>
        <text:p text:style-name="P52">longitude:<text:span text:style-name="T9">float</text:span>,</text:p>
        <text:p text:style-name="P52">timestamp:timestamp,</text:p>
        <text:p text:style-name="P52">meter_reading:<text:span text:style-name="T9">float</text:span>,</text:p>
        <text:p text:style-name="P52">meter_increment:<text:span text:style-name="T9">float</text:span>,</text:p>
        <text:p text:style-name="P52">ride_status:string,</text:p>
        <text:p text:style-name="P52">passenger_count:<text:span text:style-name="T9">integer</text:span></text:p>
        <text:p text:style-name="P42">Copied!</text:p>
        <text:p text:style-name="Text_20_body">content_copy</text:p>
        <text:list xml:id="list8993978672544930496" text:style-name="L13">
          <text:list-item>
            <text:p text:style-name="P13">In <text:span text:style-name="Strong_20_Emphasis">Partition and cluster settings</text:span>, select <text:span text:style-name="Strong_20_Emphasis">timestamp</text:span>.</text:p>
          </text:list-item>
          <text:list-item>
            <text:p text:style-name="P13">Click <text:span text:style-name="Strong_20_Emphasis">Create Table</text:span>.</text:p>
          </text:list-item>
        </text:list>
        <text:h text:style-name="Heading_20_2" text:outline-level="2"><text:bookmark text:name="step5"/><text:soft-page-break/>Task 2. Copy required lab artifacts</text:h>
        <text:p text:style-name="Text_20_body">In this task, you move the required files to your Project.</text:p>
        <text:p text:style-name="Text_20_body"><text:a xlink:type="simple" xlink:href="https://cloud.google.com/storage/" office:target-frame-name="_blank" xlink:show="new" text:style-name="Internet_20_link" text:visited-style-name="Visited_20_Internet_20_Link">Cloud Storage</text:a> allows world-wide storage and retrieval of any amount of data at any time. You can use Cloud Storage for a range of scenarios including serving website content, storing data for archival and disaster recovery, or distributing large data objects to users via direct download.</text:p>
        <text:p text:style-name="Text_20_body">A Cloud Storage bucket was created for you during lab start up.</text:p>
        <text:list xml:id="list4341874073748003381" text:style-name="L14">
          <text:list-item>
            <text:p text:style-name="P14">In <text:span text:style-name="Strong_20_Emphasis">Cloud Shell</text:span> (<draw:frame draw:style-name="fr3" draw:name="graphics11" text:anchor-type="as-char" svg:width="0.7862in" svg:height="0.3929in" draw:z-index="11"><draw:image xlink:href="https://cdn.qwiklabs.com/ep8HmqYGdD%2FkUncAAYpV47OYoHwC8%2Bg0WK%2F8sidHquE%3D" xlink:type="simple" xlink:show="embed" xlink:actuate="onLoad"/><svg:title>Cloud Shell icon</svg:title></draw:frame>), run the following commands to move files needed for the Dataflow job.</text:p>
          </text:list-item>
        </text:list>
        <text:p text:style-name="P43">gcloud storage cp gs:<text:span text:style-name="T11">//</text:span>cloud-training<text:span text:style-name="T11">/bdml/</text:span>taxisrcdata<text:span text:style-name="T11">/schema.json <text:s/>gs://Project_ID-bucket/</text:span>tmp/schema.json</text:p>
        <text:p text:style-name="P52">gcloud storage cp gs:<text:span text:style-name="T11">//</text:span>cloud-training<text:span text:style-name="T11">/bdml/</text:span>taxisrcdata<text:span text:style-name="T11">/transform.js <text:s/>gs://Project_ID-bucket/</text:span>tmp/transform.js</text:p>
        <text:p text:style-name="P52">gcloud storage cp gs:<text:span text:style-name="T11">//</text:span>cloud-training<text:span text:style-name="T11">/bdml/</text:span>taxisrcdata<text:span text:style-name="T11">/rt_taxidata.csv <text:s/>gs://Project_ID-bucket/</text:span>tmp/rt_taxidata.csv</text:p>
        <text:p text:style-name="P42">Copied!</text:p>
        <text:p text:style-name="Text_20_body">content_copy</text:p>
        <text:h text:style-name="Heading_20_2" text:outline-level="2"><text:bookmark text:name="step6"/>Task 3. Set up a Dataflow Pipeline</text:h>
        <text:p text:style-name="Text_20_body">In this task, you set up a streaming data pipeline to read files from your Cloud Storage bucket and write data to BigQuery.</text:p>
        <text:p text:style-name="Text_20_body"><text:a xlink:type="simple" xlink:href="https://cloud.google.com/dataflow/" office:target-frame-name="_blank" xlink:show="new" text:style-name="Internet_20_link" text:visited-style-name="Visited_20_Internet_20_Link">Dataflow</text:a> is a serverless way to carry out data analysis.</text:p>
        <text:h text:style-name="Heading_20_3" text:outline-level="3">Restart the connection to the Dataflow API.</text:h>
        <text:list xml:id="list8333455995944468255" text:style-name="L15">
          <text:list-item>
            <text:p text:style-name="P15">In the Cloud Shell, run the following commands to ensure that the Dataflow API is enabled cleanly in your project.</text:p>
          </text:list-item>
        </text:list>
        <text:p text:style-name="P43">gcloud services disable dataflow.googleapis.com</text:p>
        <text:p text:style-name="P52">gcloud services enable dataflow.googleapis.com</text:p>
        <text:p text:style-name="P42">Copied!</text:p>
        <text:p text:style-name="Text_20_body">content_copy</text:p>
        <text:h text:style-name="Heading_20_3" text:outline-level="3">Create a new streaming pipeline:</text:h>
        <text:list xml:id="list244201199479351264" text:style-name="L16">
          <text:list-item>
            <text:p text:style-name="P16">In the Cloud console, in the <text:span text:style-name="Strong_20_Emphasis">Navigation menu</text:span> (<draw:frame draw:style-name="fr3" draw:name="graphics12" text:anchor-type="as-char" svg:width="0.7862in" svg:height="0.3929in" draw:z-index="12"><draw:image xlink:href="https://cdn.qwiklabs.com/tkgw1TDgj4Q%2BYKQUW4jUFd0O5OEKlUMBRYbhlCrF0WY%3D" xlink:type="simple" xlink:show="embed" xlink:actuate="onLoad"/><svg:title>Navigation Menu</svg:title></draw:frame>), click <text:span text:style-name="Strong_20_Emphasis">Dataflow</text:span>.</text:p>
          </text:list-item>
          <text:list-item>
            <text:p text:style-name="P16">In the top menu bar, click <text:span text:style-name="Strong_20_Emphasis">Create Job From Template</text:span>.</text:p>
          </text:list-item>
          <text:list-item>
            <text:p text:style-name="P16">Type <text:span text:style-name="Strong_20_Emphasis">streaming-taxi-pipeline</text:span> as the Job name for your Dataflow job.</text:p>
          </text:list-item>
          <text:list-item>
            <text:p text:style-name="P16">In <text:span text:style-name="Strong_20_Emphasis">Regional endpoint</text:span>, select</text:p>
          </text:list-item>
        </text:list>
        <text:p text:style-name="P43">Region</text:p>
        <text:p text:style-name="P42">Copied!</text:p>
        <text:p text:style-name="Text_20_body">content_copy</text:p>
        <text:list xml:id="list4458037627659163070" text:style-name="L17">
          <text:list-item>
            <text:p text:style-name="P17">In <text:span text:style-name="Strong_20_Emphasis">Dataflow template</text:span>, select the <text:span text:style-name="Strong_20_Emphasis">Cloud Storage Text to Bigquery (Stream)</text:span> template <text:soft-page-break/>under <text:span text:style-name="Strong_20_Emphasis">Process Data Continuously (stream)</text:span>.</text:p>
          </text:list-item>
        </text:list>
        <text:p text:style-name="Text_20_body"><text:span text:style-name="Strong_20_Emphasis">Note</text:span>: Make sure to select the template option which matches with the parameters listed below.</text:p>
        <text:list xml:id="list2649198474325995450" text:style-name="L18">
          <text:list-item>
            <text:p text:style-name="P18">In <text:span text:style-name="Strong_20_Emphasis">The GCS location of the text you'd like to process</text:span>, paste or type:</text:p>
          </text:list-item>
        </text:list>
        <text:p text:style-name="P43">gs:<text:span text:style-name="T11">//</text:span>Project_ID-bucket<text:span text:style-name="T11">/tmp/</text:span>rt_taxidata.csv</text:p>
        <text:p text:style-name="P42">Copied!</text:p>
        <text:p text:style-name="Text_20_body">content_copy</text:p>
        <text:list xml:id="list2106246734084914605" text:style-name="L19">
          <text:list-item>
            <text:p text:style-name="P19">In <text:span text:style-name="Strong_20_Emphasis">GCS location of your BigQuery schema file, described as a JSON</text:span>, paste or type:</text:p>
          </text:list-item>
        </text:list>
        <text:p text:style-name="P43">Project_ID-bucket<text:span text:style-name="T11">/tmp/</text:span>schema.json</text:p>
        <text:p text:style-name="P42">Copied!</text:p>
        <text:p text:style-name="Text_20_body">content_copy</text:p>
        <text:list xml:id="list4674634073533554206" text:style-name="L20">
          <text:list-item>
            <text:p text:style-name="P20">In <text:span text:style-name="Strong_20_Emphasis">Output table to write to</text:span>, paste or type:</text:p>
          </text:list-item>
        </text:list>
        <text:p text:style-name="P43"><text:span text:style-name="T13">Project_ID:</text:span>taxirides.realtime</text:p>
        <text:p text:style-name="P42">Copied!</text:p>
        <text:p text:style-name="Text_20_body">content_copy</text:p>
        <text:list xml:id="list3036875936153697272" text:style-name="L21">
          <text:list-item>
            <text:p text:style-name="P21">In <text:span text:style-name="Strong_20_Emphasis">GCS path to javascript fn for transforming output</text:span>, paste or type:</text:p>
          </text:list-item>
        </text:list>
        <text:p text:style-name="P43">gs:<text:span text:style-name="T11">//</text:span>Project_ID-bucket<text:span text:style-name="T11">/tmp/</text:span>transform.js</text:p>
        <text:p text:style-name="P42">Copied!</text:p>
        <text:p text:style-name="Text_20_body">content_copy</text:p>
        <text:list xml:id="list3640016631742733483" text:style-name="L22">
          <text:list-item>
            <text:p text:style-name="P22">In <text:span text:style-name="Strong_20_Emphasis">UDF JavaScript function name</text:span>, paste or type:</text:p>
          </text:list-item>
        </text:list>
        <text:p text:style-name="P43">transform</text:p>
        <text:p text:style-name="P42">Copied!</text:p>
        <text:p text:style-name="P37">content_copy</text:p>
        <text:p text:style-name="Text_20_body"><text:span text:style-name="Strong_20_Emphasis">Note</text:span>: There is a colon <text:span text:style-name="Source_20_Text">:</text:span> between the project and dataset name and a dot <text:span text:style-name="Source_20_Text">.</text:span> between the dataset and table name.</text:p>
        <text:list xml:id="list3368929267165565960" text:style-name="L23">
          <text:list-item>
            <text:p text:style-name="P23">In <text:span text:style-name="Strong_20_Emphasis">Temporary directory for BigQuery loading process</text:span>, paste or type:</text:p>
          </text:list-item>
        </text:list>
        <text:p text:style-name="P43">Project_ID-bucket/tmp</text:p>
        <text:p text:style-name="P42">Copied!</text:p>
        <text:p text:style-name="Text_20_body">content_copy</text:p>
        <text:list xml:id="list27369898231138815" text:style-name="L24">
          <text:list-item>
            <text:p text:style-name="P24">Click <text:span text:style-name="Strong_20_Emphasis">Optional Parameters</text:span>.</text:p>
          </text:list-item>
          <text:list-item>
            <text:p text:style-name="P24">In <text:span text:style-name="Strong_20_Emphasis">Max workers</text:span>, type <text:span text:style-name="Strong_20_Emphasis">2</text:span></text:p>
          </text:list-item>
          <text:list-item>
            <text:p text:style-name="P24">In <text:span text:style-name="Strong_20_Emphasis">Number of workers</text:span>, type <text:span text:style-name="Strong_20_Emphasis">1</text:span></text:p>
          </text:list-item>
          <text:list-item>
            <text:p text:style-name="P24">Uncheck <text:span text:style-name="Strong_20_Emphasis">Use default machine type</text:span>.</text:p>
          </text:list-item>
          <text:list-item>
            <text:p text:style-name="P24">Under <text:span text:style-name="Strong_20_Emphasis">General purpose</text:span>, choose the following:</text:p>
          </text:list-item>
        </text:list>
        <text:p text:style-name="Text_20_body">Series: <text:span text:style-name="Strong_20_Emphasis">E2</text:span><text:line-break/>Machine type: <text:span text:style-name="Strong_20_Emphasis">e2-medium (2 vCPU, 4 GB memory)</text:span></text:p>
        <text:list xml:id="list5884274639702575666" text:style-name="L25">
          <text:list-item>
            <text:p text:style-name="P25">Click <text:span text:style-name="Strong_20_Emphasis">Run Job</text:span>.</text:p>
          </text:list-item>
        </text:list>
        <text:p text:style-name="Text_20_body"><text:soft-page-break/><draw:frame draw:style-name="fr3" draw:name="graphics13" text:anchor-type="as-char" svg:width="9.8126in" svg:height="14.75in" draw:z-index="13"><draw:image xlink:href="https://cdn.qwiklabs.com/R9BK9ySjIsxByxQXGGKhU2ReNv2%2B7Bmg4fTNrTnDn%2BA%3D" xlink:type="simple" xlink:show="embed" xlink:actuate="onLoad"/><svg:title>Dataflow Template</svg:title></draw:frame></text:p>
        <text:p text:style-name="Text_20_body"><text:soft-page-break/>A new streaming job has started! You can now see a visual representation of the data pipeline. It will take 3 to 5 minutes for data to begin moving into BigQuery.</text:p>
        <text:p text:style-name="Text_20_body"><text:span text:style-name="Strong_20_Emphasis">Note</text:span>: If the dataflow job fails for the first time then re-create a new job template with new job name and run the job.</text:p>
        <text:h text:style-name="Heading_20_2" text:outline-level="2"><text:bookmark text:name="step7"/>Task 4. Analyze the taxi data using BigQuery</text:h>
        <text:p text:style-name="Text_20_body">In this task, you analyze the data as it is streaming.</text:p>
        <text:list xml:id="list6233976617942161513" text:style-name="L26">
          <text:list-item>
            <text:p text:style-name="P26">In the Cloud console, in the <text:span text:style-name="Strong_20_Emphasis">Navigation menu</text:span> (<draw:frame draw:style-name="fr3" draw:name="graphics14" text:anchor-type="as-char" svg:width="0.1563in" svg:height="0.1354in" draw:z-index="14"><draw:image xlink:href="https://cdn.qwiklabs.com/tkgw1TDgj4Q%2BYKQUW4jUFd0O5OEKlUMBRYbhlCrF0WY%3D" xlink:type="simple" xlink:show="embed" xlink:actuate="onLoad"/><svg:title>Navigation Menu</svg:title></draw:frame>), click <text:span text:style-name="Strong_20_Emphasis">BigQuery</text:span>.</text:p>
          </text:list-item>
          <text:list-item>
            <text:p text:style-name="P26">If the Welcome dialog appears, click <text:span text:style-name="Strong_20_Emphasis">Done</text:span>.</text:p>
          </text:list-item>
          <text:list-item>
            <text:p text:style-name="P26">In the Query Editor, type the following, and then click <text:span text:style-name="Strong_20_Emphasis">Run</text:span>:</text:p>
          </text:list-item>
        </text:list>
        <text:p text:style-name="P43"><text:span text:style-name="T14">SELECT</text:span> * <text:span text:style-name="T14">FROM</text:span> taxirides.realtime LIMIT <text:span text:style-name="T13">10</text:span></text:p>
        <text:p text:style-name="P42">Copied!</text:p>
        <text:p text:style-name="P37">content_copy</text:p>
        <text:p text:style-name="Text_20_body"><text:span text:style-name="Strong_20_Emphasis">Note: </text:span>If no records are returned, wait another minute and re-run the above query (Dataflow takes 3-5 minutes to setup the stream).</text:p>
        <text:p text:style-name="Text_20_body">Your output will look similar to the following: <draw:frame draw:style-name="fr3" draw:name="graphics15" text:anchor-type="as-char" svg:width="0.7862in" svg:height="0.3929in" draw:z-index="15"><draw:image xlink:href="https://cdn.qwiklabs.com/Xa5TnUWvlo2F%2FjUzZKsajghlWksIOQR9UF94DlMuSB0%3D" xlink:type="simple" xlink:show="embed" xlink:actuate="onLoad"/><svg:title>Sample BigQuery output from query</svg:title></draw:frame></text:p>
        <text:h text:style-name="Heading_20_2" text:outline-level="2"><text:bookmark text:name="step8"/>Task 5. Perform aggregations on the stream for reporting</text:h>
        <text:p text:style-name="Text_20_body">In this task, you calculate aggregations on the stream for reporting.</text:p>
        <text:list xml:id="list3166096008589498233" text:style-name="L27">
          <text:list-item>
            <text:p text:style-name="P27">In the <text:span text:style-name="Strong_20_Emphasis">Query Editor</text:span>, clear the current query.</text:p>
          </text:list-item>
          <text:list-item>
            <text:p text:style-name="P27">Copy and paste the following query, and then click <text:span text:style-name="Strong_20_Emphasis">Run</text:span>.</text:p>
          </text:list-item>
        </text:list>
        <text:p text:style-name="P43"><text:span text:style-name="T14">WITH</text:span> streaming_data <text:span text:style-name="T14">AS</text:span> (</text:p>
        <text:p text:style-name="P49"/>
        <text:p text:style-name="P53">SELECT</text:p>
        <text:p text:style-name="P51"><text:s text:c="2"/><text:span text:style-name="T10">timestamp</text:span><text:span text:style-name="T5">,</text:span></text:p>
        <text:p text:style-name="P51"><text:s text:c="2"/><text:span text:style-name="T5">TIMESTAMP_TRUNC(</text:span><text:span text:style-name="T10">timestamp</text:span><text:span text:style-name="T5">, </text:span><text:span text:style-name="T15">HOUR</text:span><text:span text:style-name="T5">, </text:span><text:span text:style-name="T12">'UTC'</text:span><text:span text:style-name="T5">) </text:span><text:span text:style-name="T15">AS</text:span><text:span text:style-name="T5"> </text:span><text:span text:style-name="T15">hour</text:span><text:span text:style-name="T5">,</text:span></text:p>
        <text:p text:style-name="P51"><text:s text:c="2"/><text:span text:style-name="T5">TIMESTAMP_TRUNC(</text:span><text:span text:style-name="T10">timestamp</text:span><text:span text:style-name="T5">, </text:span><text:span text:style-name="T15">MINUTE</text:span><text:span text:style-name="T5">, </text:span><text:span text:style-name="T12">'UTC'</text:span><text:span text:style-name="T5">) </text:span><text:span text:style-name="T15">AS</text:span><text:span text:style-name="T5"> </text:span><text:span text:style-name="T15">minute</text:span><text:span text:style-name="T5">,</text:span></text:p>
        <text:p text:style-name="P51"><text:s text:c="2"/><text:span text:style-name="T5">TIMESTAMP_TRUNC(</text:span><text:span text:style-name="T10">timestamp</text:span><text:span text:style-name="T5">, </text:span><text:span text:style-name="T15">SECOND</text:span><text:span text:style-name="T5">, </text:span><text:span text:style-name="T12">'UTC'</text:span><text:span text:style-name="T5">) </text:span><text:span text:style-name="T15">AS</text:span><text:span text:style-name="T5"> </text:span><text:span text:style-name="T15">second</text:span><text:span text:style-name="T5">,</text:span></text:p>
        <text:p text:style-name="P51"><text:s text:c="2"/><text:span text:style-name="T5">ride_id,</text:span></text:p>
        <text:p text:style-name="P51"><text:s text:c="2"/><text:span text:style-name="T5">latitude,</text:span></text:p>
        <text:p text:style-name="P51"><text:s text:c="2"/><text:span text:style-name="T5">longitude,</text:span></text:p>
        <text:p text:style-name="P51"><text:s text:c="2"/><text:span text:style-name="T5">meter_reading,</text:span></text:p>
        <text:p text:style-name="P51"><text:s text:c="2"/><text:span text:style-name="T5">ride_status,</text:span></text:p>
        <text:p text:style-name="P51"><text:s text:c="2"/><text:span text:style-name="T5">passenger_count</text:span></text:p>
        <text:p text:style-name="P53">FROM</text:p>
        <text:p text:style-name="P51"><text:s text:c="2"/><text:span text:style-name="T5">taxirides.realtime</text:span></text:p>
        <text:p text:style-name="P52"><text:span text:style-name="T14">ORDER</text:span> <text:span text:style-name="T14">BY</text:span> <text:span text:style-name="T9">timestamp</text:span> <text:span text:style-name="T14">DESC</text:span></text:p>
        <text:p text:style-name="P52">LIMIT <text:span text:style-name="T13">1000</text:span></text:p>
        <text:p text:style-name="P49"/>
        <text:p text:style-name="P52">)</text:p>
        <text:p text:style-name="P49"/>
        <text:p text:style-name="P52"># calculate aggregations <text:span text:style-name="T14">on</text:span> stream <text:span text:style-name="T14">for</text:span> reporting:</text:p>
        <text:p text:style-name="P53">SELECT</text:p>
        <text:p text:style-name="P51"><text:s/><text:span text:style-name="T10">ROW_NUMBER</text:span><text:span text:style-name="T5">() </text:span><text:span text:style-name="T15">OVER</text:span><text:span text:style-name="T5">() </text:span><text:span text:style-name="T15">AS</text:span><text:span text:style-name="T5"> dashboard_sort,</text:span></text:p>
        <text:p text:style-name="P51"><text:s/><text:span text:style-name="T15">minute</text:span><text:span text:style-name="T5">,</text:span></text:p>
        <text:p text:style-name="P51"><text:soft-page-break/><text:s/><text:span text:style-name="T10">COUNT</text:span><text:span text:style-name="T5">(</text:span><text:span text:style-name="T15">DISTINCT</text:span><text:span text:style-name="T5"> ride_id) </text:span><text:span text:style-name="T15">AS</text:span><text:span text:style-name="T5"> total_rides,</text:span></text:p>
        <text:p text:style-name="P51"><text:s/><text:span text:style-name="T10">SUM</text:span><text:span text:style-name="T5">(meter_reading) </text:span><text:span text:style-name="T15">AS</text:span><text:span text:style-name="T5"> total_revenue,</text:span></text:p>
        <text:p text:style-name="P51"><text:s/><text:span text:style-name="T10">SUM</text:span><text:span text:style-name="T5">(passenger_count) </text:span><text:span text:style-name="T15">AS</text:span><text:span text:style-name="T5"> total_passengers</text:span></text:p>
        <text:p text:style-name="P52"><text:span text:style-name="T14">FROM</text:span> streaming_data</text:p>
        <text:p text:style-name="P52"><text:span text:style-name="T14">GROUP</text:span> <text:span text:style-name="T14">BY</text:span> <text:span text:style-name="T14">minute</text:span>, <text:span text:style-name="T9">timestamp</text:span></text:p>
        <text:p text:style-name="P42">Copied!</text:p>
        <text:p text:style-name="P37">content_copy</text:p>
        <text:p text:style-name="Text_20_body"><text:span text:style-name="Strong_20_Emphasis">Note</text:span>: Ensure Dataflow is registering data in BigQuery before proceeding to the next task.</text:p>
        <text:p text:style-name="Text_20_body">The result shows key metrics by the minute for every taxi drop-off.</text:p>
        <text:list xml:id="list2555220537097885204" text:style-name="L28">
          <text:list-item>
            <text:p text:style-name="P28">Click <text:span text:style-name="Strong_20_Emphasis">Save &gt; Save query</text:span>.</text:p>
          </text:list-item>
          <text:list-item>
            <text:p text:style-name="P28">In the Save query dialog, in the <text:span text:style-name="Strong_20_Emphasis">Name</text:span> field, type <text:span text:style-name="Strong_20_Emphasis">My Saved Query</text:span>.</text:p>
          </text:list-item>
          <text:list-item>
            <text:p text:style-name="P28">Click <text:span text:style-name="Strong_20_Emphasis">Save</text:span>.</text:p>
          </text:list-item>
        </text:list>
        <text:h text:style-name="Heading_20_2" text:outline-level="2"><text:bookmark text:name="step9"/>Task 6. Stop the Dataflow Job</text:h>
        <text:p text:style-name="Text_20_body">In this task, you stop the Dataflow job to free up resources for your project.</text:p>
        <text:list xml:id="list4600855543441797239" text:style-name="L29">
          <text:list-item>
            <text:p text:style-name="P29">In the Cloud console, in the <text:span text:style-name="Strong_20_Emphasis">Navigation menu</text:span> (<draw:frame draw:style-name="fr3" draw:name="graphics16" text:anchor-type="as-char" svg:width="0.7862in" svg:height="0.3929in" draw:z-index="16"><draw:image xlink:href="https://cdn.qwiklabs.com/tkgw1TDgj4Q%2BYKQUW4jUFd0O5OEKlUMBRYbhlCrF0WY%3D" xlink:type="simple" xlink:show="embed" xlink:actuate="onLoad"/><svg:title>Navigation Menu</svg:title></draw:frame>), click <text:span text:style-name="Strong_20_Emphasis">Dataflow</text:span>.</text:p>
          </text:list-item>
          <text:list-item>
            <text:p text:style-name="P29">Click the <text:span text:style-name="Strong_20_Emphasis">streaming-taxi-pipeline</text:span>, or the new job name.</text:p>
          </text:list-item>
          <text:list-item>
            <text:p text:style-name="P29">Click <text:span text:style-name="Strong_20_Emphasis">Stop</text:span>, and then select <text:span text:style-name="Strong_20_Emphasis">Cancel &gt; Stop Job</text:span>.</text:p>
          </text:list-item>
        </text:list>
        <text:h text:style-name="Heading_20_2" text:outline-level="2"><text:bookmark text:name="step10"/>Task 7. Create a real-time dashboard</text:h>
        <text:p text:style-name="Text_20_body">In this task, you create a real-time dashboard to visualize the data.</text:p>
        <text:list xml:id="list3339834872511896564" text:style-name="L30">
          <text:list-item>
            <text:p text:style-name="P30">In the Cloud console, in the <text:span text:style-name="Strong_20_Emphasis">Navigation menu</text:span> (<draw:frame draw:style-name="fr3" draw:name="graphics17" text:anchor-type="as-char" svg:width="0.7862in" svg:height="0.3929in" draw:z-index="17"><draw:image xlink:href="https://cdn.qwiklabs.com/tkgw1TDgj4Q%2BYKQUW4jUFd0O5OEKlUMBRYbhlCrF0WY%3D" xlink:type="simple" xlink:show="embed" xlink:actuate="onLoad"/><svg:title>Navigation Menu</svg:title></draw:frame>), click <text:span text:style-name="Strong_20_Emphasis">BigQuery</text:span>.</text:p>
          </text:list-item>
          <text:list-item>
            <text:p text:style-name="P30">In the Explorer Pane, expand your <text:span text:style-name="Strong_20_Emphasis">Project ID</text:span>.</text:p>
          </text:list-item>
          <text:list-item>
            <text:p text:style-name="P30">Expand <text:span text:style-name="Strong_20_Emphasis">Saved queries</text:span>, and then click <text:span text:style-name="Strong_20_Emphasis">My Saved Query</text:span>.</text:p>
          </text:list-item>
        </text:list>
        <text:p text:style-name="Text_20_body">Your query is loaded in to the query editor.</text:p>
        <text:list xml:id="list3282527347186796298" text:style-name="L31">
          <text:list-item>
            <text:p text:style-name="P31">Click <text:span text:style-name="Strong_20_Emphasis">Run</text:span>.</text:p>
          </text:list-item>
          <text:list-item>
            <text:p text:style-name="P31">In BigQuery, click <text:span text:style-name="Strong_20_Emphasis">Explore Data &gt; Explore with Looker Studio</text:span>.</text:p>
            <text:p text:style-name="P31">Looker Studio Opens. Click <text:span text:style-name="Strong_20_Emphasis">Get started</text:span>.</text:p>
          </text:list-item>
          <text:list-item>
            <text:p text:style-name="P31">In the Looker Studio window, click your bar chart.</text:p>
          </text:list-item>
        </text:list>
        <text:p text:style-name="Text_20_body"><text:soft-page-break/>(<draw:frame draw:style-name="fr3" draw:name="graphics18" text:anchor-type="as-char" svg:width="3.25in" svg:height="2.6874in" draw:z-index="18"><draw:image xlink:href="https://cdn.qwiklabs.com/%2BX8QX2H5Z8qmF3VB93JpGjOHahxc1aPpAU9csAaJlRU%3D" xlink:type="simple" xlink:show="embed" xlink:actuate="onLoad"/><svg:title>Bar Chart</svg:title></draw:frame></text:p>
        <text:p text:style-name="Text_20_body">The Chart pane appears.</text:p>
        <text:list xml:id="list7412353902312036103" text:style-name="L32">
          <text:list-item>
            <text:p text:style-name="P32">Click <text:span text:style-name="Strong_20_Emphasis">Add a chart</text:span>, and then select <text:span text:style-name="Strong_20_Emphasis">Combo chart</text:span>.</text:p>
            <text:p text:style-name="P32"><draw:frame draw:style-name="fr3" draw:name="graphics19" text:anchor-type="as-char" svg:width="0.7917in" svg:height="0.6874in" draw:z-index="19"><draw:image xlink:href="https://cdn.qwiklabs.com/2OZGsgjnlVuaD0tLZiY9B1n20UzamGvTulBhAiu349E%3D" xlink:type="simple" xlink:show="embed" xlink:actuate="onLoad"/><svg:title>Combo chart</svg:title></draw:frame></text:p>
          </text:list-item>
          <text:list-item>
            <text:p text:style-name="P32">In the Setup pane, in Data Range Dimension, hover over <text:span text:style-name="Strong_20_Emphasis">minute (Date)</text:span> and click <text:span text:style-name="Strong_20_Emphasis">X</text:span> to remove it.</text:p>
          </text:list-item>
          <text:list-item>
            <text:p text:style-name="P32">In the Data pane, click <text:span text:style-name="Strong_20_Emphasis">dashboard_sort</text:span> and drag it to <text:span text:style-name="Strong_20_Emphasis">Setup &gt; Data Range Dimension &gt; Add dimension</text:span>.</text:p>
          </text:list-item>
          <text:list-item>
            <text:p text:style-name="P32">In <text:span text:style-name="Strong_20_Emphasis">Setup &gt; Dimension</text:span>, click <text:span text:style-name="Strong_20_Emphasis">minute</text:span>, and then select <text:span text:style-name="Strong_20_Emphasis">dashboard_sort</text:span>.</text:p>
          </text:list-item>
          <text:list-item>
            <text:p text:style-name="P32">In <text:span text:style-name="Strong_20_Emphasis">Setup &gt; Metric</text:span>, click <text:span text:style-name="Strong_20_Emphasis">dashboard_sort</text:span>, and then select <text:span text:style-name="Strong_20_Emphasis">total_rides</text:span>.</text:p>
          </text:list-item>
          <text:list-item>
            <text:p text:style-name="P32">In <text:span text:style-name="Strong_20_Emphasis">Setup &gt; Metric</text:span>, click <text:span text:style-name="Strong_20_Emphasis">Record Count</text:span>, and then select <text:span text:style-name="Strong_20_Emphasis">total_passengers</text:span>.</text:p>
          </text:list-item>
          <text:list-item>
            <text:p text:style-name="P32">In <text:span text:style-name="Strong_20_Emphasis">Setup &gt; Metric</text:span>, click <text:span text:style-name="Strong_20_Emphasis">Add metric</text:span>, and then select <text:span text:style-name="Strong_20_Emphasis">total_revenue</text:span>.</text:p>
          </text:list-item>
          <text:list-item>
            <text:p text:style-name="P32">In <text:span text:style-name="Strong_20_Emphasis">Setup &gt; Sort</text:span>, click <text:span text:style-name="Strong_20_Emphasis">total_rides</text:span>, and then select <text:span text:style-name="Strong_20_Emphasis">dashboard_sort</text:span>.</text:p>
          </text:list-item>
          <text:list-item>
            <text:p text:style-name="P32">In <text:span text:style-name="Strong_20_Emphasis">Setup &gt; Sort</text:span>, click <text:span text:style-name="Strong_20_Emphasis">Ascending</text:span>.</text:p>
          </text:list-item>
        </text:list>
        <text:p text:style-name="Text_20_body">Your chart should look similar to this:</text:p>
        <text:p text:style-name="Text_20_body"><text:soft-page-break/><draw:frame draw:style-name="fr3" draw:name="graphics20" text:anchor-type="as-char" svg:width="5.6146in" svg:height="4.5626in" draw:z-index="20"><draw:image xlink:href="https://cdn.qwiklabs.com/jxgffKRDPtn6hxFZviW2k2PmDyWsKjE5bVtAu4HZGk8%3D" xlink:type="simple" xlink:show="embed" xlink:actuate="onLoad"/><svg:title>Sample chart</svg:title></draw:frame></text:p>
        <text:p text:style-name="Text_20_body"><text:span text:style-name="Strong_20_Emphasis">Note:</text:span> Visualizing data at a minute-level granularity is currently not supported in Looker Studio as a timestamp. This is why we created our own dashboard_sort dimension.</text:p>
        <text:list xml:id="list4440041744684591440" text:style-name="L33">
          <text:list-item>
            <text:p text:style-name="P33">When you're happy with your dashboard, click <text:span text:style-name="Strong_20_Emphasis">Save and share</text:span> to save this data source.</text:p>
          </text:list-item>
          <text:list-item>
            <text:p text:style-name="P33">If prompted to complete your account setup, agree to the terms and conditions, and then click <text:span text:style-name="Strong_20_Emphasis">Continue</text:span>.</text:p>
          </text:list-item>
          <text:list-item>
            <text:p text:style-name="P33">If prompted which updates you want to receive, answer <text:span text:style-name="Strong_20_Emphasis">no</text:span> to all, then click <text:span text:style-name="Strong_20_Emphasis">Continue</text:span>.</text:p>
          </text:list-item>
          <text:list-item>
            <text:p text:style-name="P33">If prompted with the <text:span text:style-name="Strong_20_Emphasis">Review data access before saving</text:span> window, click <text:span text:style-name="Strong_20_Emphasis">Acknowledge and save</text:span>.</text:p>
          </text:list-item>
          <text:list-item>
            <text:p text:style-name="P33">If prompted to choose an account select your <text:span text:style-name="Strong_20_Emphasis">Student Account</text:span>.</text:p>
          </text:list-item>
          <text:list-item>
            <text:p text:style-name="P33">Click <text:span text:style-name="Strong_20_Emphasis">Add to report</text:span>.</text:p>
          </text:list-item>
          <text:list-item>
            <text:p text:style-name="P33">Whenever anyone visits your dashboard, it will be up-to-date with the latest transactions. You can try it yourself by clicking <text:span text:style-name="Strong_20_Emphasis">More options</text:span> (<draw:frame draw:style-name="fr3" draw:name="graphics21" text:anchor-type="as-char" svg:width="0.7862in" svg:height="0.3929in" draw:z-index="21"><draw:image xlink:href="https://cdn.qwiklabs.com/Ly4A5yyMT6nNYYzTCPwEB3LISHCjfcm5eFUdzHfAPTI%3D" xlink:type="simple" xlink:show="embed" xlink:actuate="onLoad"/><svg:title>More Options</svg:title></draw:frame>), and then <text:span text:style-name="Strong_20_Emphasis">Refresh data</text:span>.</text:p>
          </text:list-item>
        </text:list>
        <text:h text:style-name="Heading_20_2" text:outline-level="2"><text:bookmark text:name="step11"/>Task 8. Create a time series dashboard</text:h>
        <text:p text:style-name="Text_20_body">In this task, you create a time series chart.</text:p>
        <text:list xml:id="list745303152817503786" text:style-name="L34">
          <text:list-item>
            <text:p text:style-name="P34">Click this <text:a xlink:type="simple" xlink:href="https://datastudio.google.com/" office:target-frame-name="_blank" xlink:show="new" text:style-name="Internet_20_link" text:visited-style-name="Visited_20_Internet_20_Link">Looker Studio link</text:a> to open Looker Studio in a new browser tab.</text:p>
          </text:list-item>
          <text:list-item>
            <text:p text:style-name="P34">On the <text:span text:style-name="Strong_20_Emphasis">Reports</text:span> page, in the <text:span text:style-name="Strong_20_Emphasis">Start with a Template</text:span> section, click the <text:span text:style-name="Strong_20_Emphasis">[+] Blank Report</text:span> template.</text:p>
          </text:list-item>
          <text:list-item>
            <text:p text:style-name="P34"><text:soft-page-break/>A new, empty report opens with the <text:span text:style-name="Strong_20_Emphasis">Add data to report</text:span> window.</text:p>
          </text:list-item>
          <text:list-item>
            <text:p text:style-name="P34">From the list of <text:span text:style-name="Strong_20_Emphasis">Google Connectors</text:span>, select the <text:span text:style-name="Strong_20_Emphasis">BigQuery</text:span> tile.</text:p>
          </text:list-item>
          <text:list-item>
            <text:p text:style-name="P34">Click <text:span text:style-name="Strong_20_Emphasis">Custom Query</text:span>, and then select your ProjectID. This should appear in the following format, <text:span text:style-name="Strong_20_Emphasis">qwiklabs-gcp-xxxxxxx</text:span>.</text:p>
          </text:list-item>
          <text:list-item>
            <text:p text:style-name="P34">In Enter Custom Query, paste the following query:</text:p>
          </text:list-item>
        </text:list>
        <text:p text:style-name="P44">SELECT</text:p>
        <text:p text:style-name="P51"><text:s text:c="2"/><text:span text:style-name="T5">*</text:span></text:p>
        <text:p text:style-name="P53">FROM</text:p>
        <text:p text:style-name="P51"><text:s text:c="2"/><text:span text:style-name="T5">taxirides.realtime</text:span></text:p>
        <text:p text:style-name="P53">WHERE</text:p>
        <text:p text:style-name="P51"><text:s text:c="2"/><text:span text:style-name="T5">ride_status=</text:span><text:span text:style-name="T12">'enroute'</text:span></text:p>
        <text:p text:style-name="P42">Copied!</text:p>
        <text:p text:style-name="Text_20_body">content_copy</text:p>
        <text:list xml:id="list7123458887219575947" text:style-name="L35">
          <text:list-item>
            <text:p text:style-name="P35">Click <text:span text:style-name="Strong_20_Emphasis">Add &gt; Add To Report</text:span>.</text:p>
            <text:p text:style-name="P35">A new untitled report appears. It may take up to a minute for the screen to finish refreshing.</text:p>
          </text:list-item>
        </text:list>
        <text:h text:style-name="Heading_20_3" text:outline-level="3">Create a time series chart</text:h>
        <text:list xml:id="list7934512422527028801" text:style-name="L36">
          <text:list-item>
            <text:p text:style-name="P36">In the <text:span text:style-name="Strong_20_Emphasis">Data</text:span> pane, click <text:span text:style-name="Strong_20_Emphasis">Add a Field</text:span> &gt; <text:span text:style-name="Strong_20_Emphasis">Add calculated field</text:span>.</text:p>
          </text:list-item>
          <text:list-item>
            <text:p text:style-name="P36">Click <text:span text:style-name="Strong_20_Emphasis">All Fields</text:span> on the left corner.</text:p>
          </text:list-item>
          <text:list-item>
            <text:p text:style-name="P36">Change the <text:span text:style-name="Strong_20_Emphasis">timestamp</text:span> field type to <text:span text:style-name="Strong_20_Emphasis">Date &amp; Time &gt; Date Hour Minute (YYYYMMDDhhmm)</text:span>.</text:p>
          </text:list-item>
          <text:list-item>
            <text:p text:style-name="P36">In the change timestamp dialog, click <text:span text:style-name="Strong_20_Emphasis">Continue</text:span>, and then click <text:span text:style-name="Strong_20_Emphasis">Done</text:span>.</text:p>
          </text:list-item>
          <text:list-item>
            <text:p text:style-name="P36">In the top menu, click <text:span text:style-name="Strong_20_Emphasis">Add a chart</text:span>.</text:p>
          </text:list-item>
          <text:list-item>
            <text:p text:style-name="P36">Choose <text:span text:style-name="Strong_20_Emphasis">Time series chart</text:span>.</text:p>
            <text:p text:style-name="P36"><draw:frame draw:style-name="fr3" draw:name="graphics22" text:anchor-type="as-char" svg:width="1.0209in" svg:height="0.9374in" draw:z-index="22"><draw:image xlink:href="https://cdn.qwiklabs.com/4tS1IpxcP5Dm5nMFr%2F8zjDTxnM9evFhY9%2B7qhNvHe4I%3D" xlink:type="simple" xlink:show="embed" xlink:actuate="onLoad"/><svg:title>Time Series</svg:title></draw:frame></text:p>
          </text:list-item>
          <text:list-item>
            <text:p text:style-name="P36">Position the chart in the bottom left corner - in the blank space.</text:p>
          </text:list-item>
          <text:list-item>
            <text:p text:style-name="P36">In <text:span text:style-name="Strong_20_Emphasis">Setup &gt; Dimension</text:span>, click <text:span text:style-name="Strong_20_Emphasis">timestamp (Date)</text:span>, and then select <text:span text:style-name="Strong_20_Emphasis">timestamp</text:span>.</text:p>
          </text:list-item>
          <text:list-item>
            <text:p text:style-name="P36">In <text:span text:style-name="Strong_20_Emphasis">Setup &gt; Dimension</text:span>, click <text:span text:style-name="Strong_20_Emphasis">timestamp</text:span>, and then select <text:span text:style-name="Strong_20_Emphasis">calendar</text:span>. <draw:frame draw:style-name="fr3" draw:name="graphics23" text:anchor-type="as-char" svg:width="1.9898in" svg:height="0.3854in" draw:z-index="23"><draw:image xlink:href="https://cdn.qwiklabs.com/4eWL6rR9937QQBWP0qJwYbWdRBafPA7rDfZ4mTk7K6A%3D" xlink:type="simple" xlink:show="embed" xlink:actuate="onLoad"/><svg:title>Calendar</svg:title></draw:frame></text:p>
          </text:list-item>
          <text:list-item>
            <text:p text:style-name="P36">In <text:span text:style-name="Strong_20_Emphasis">Type</text:span>, select <text:span text:style-name="Strong_20_Emphasis">Date &amp; Time</text:span> &gt; <text:span text:style-name="Strong_20_Emphasis">Date Hour Minute</text:span>.</text:p>
          </text:list-item>
          <text:list-item>
            <text:p text:style-name="P36">Click outside the dialog to close it. You do not need to add a name.</text:p>
          </text:list-item>
          <text:list-item>
            <text:p text:style-name="P36">In <text:span text:style-name="Strong_20_Emphasis">Setup &gt; Metric</text:span>, click <text:span text:style-name="Strong_20_Emphasis">Record Count</text:span>, and then select <text:span text:style-name="Strong_20_Emphasis">meter reading</text:span>.</text:p>
          </text:list-item>
        </text:list>
        <text:h text:style-name="Heading_20_2" text:outline-level="2"><text:bookmark text:name="step12"/><text:soft-page-break/>Congratulations!</text:h>
        <text:p text:style-name="Text_20_body">In this lab, you used Dataflow to stream data through a pipeline into BigQuery.</text:p>
        <text:p text:style-name="Text_20_body"><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khar Manna</meta:initial-creator>
    <meta:creation-date>2024-05-20T19:30:38.30</meta:creation-date>
    <meta:document-statistic meta:table-count="0" meta:image-count="23" meta:object-count="0" meta:page-count="14" meta:paragraph-count="297" meta:word-count="2431" meta:character-count="14823"/>
    <dc:date>2024-05-20T19:30:57.69</dc:date>
    <dc:creator>Shekhar Manna</dc:creator>
    <meta:editing-duration>PT19S</meta:editing-duration>
    <meta:editing-cycles>1</meta:editing-cycles>
    <meta:generator>OpenOffice/4.1.10$Win32 OpenOffice.org_project/4110m2$Build-9807</meta:generator>
  </office:meta>
</office:document-meta>
</file>